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華康中圓體(P)" svg:font-family="華康中圓體(P)" style:font-family-generic="swiss" style:font-pitch="variable"/>
    <style:font-face style:name="華康中黑體" svg:font-family="華康中黑體" style:font-family-generic="modern" style:font-pitch="fixed"/>
    <style:font-face style:name="黑體-繁" svg:font-family="黑體-繁" style:font-pitch="variable"/>
  </office:font-face-decls>
  <office:automatic-styles>
    <style:style style:name="Table3" style:family="table">
      <style:table-properties style:width="18.292cm" fo:margin-left="0cm" table:align="left"/>
    </style:style>
    <style:style style:name="Table3.A" style:family="table-column">
      <style:table-column-properties style:column-width="8.999cm"/>
    </style:style>
    <style:style style:name="Table3.B" style:family="table-column">
      <style:table-column-properties style:column-width="9.292cm"/>
    </style:style>
    <style:style style:name="Table3.1" style:family="table-row">
      <style:table-row-properties style:row-height="1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8.302cm" fo:margin-left="0cm" table:align="left"/>
    </style:style>
    <style:style style:name="Table2.A" style:family="table-column">
      <style:table-column-properties style:column-width="2.545cm"/>
    </style:style>
    <style:style style:name="Table2.B" style:family="table-column">
      <style:table-column-properties style:column-width="1.109cm"/>
    </style:style>
    <style:style style:name="Table2.C" style:family="table-column">
      <style:table-column-properties style:column-width="1.655cm"/>
    </style:style>
    <style:style style:name="Table2.D" style:family="table-column">
      <style:table-column-properties style:column-width="1.288cm"/>
    </style:style>
    <style:style style:name="Table2.E" style:family="table-column">
      <style:table-column-properties style:column-width="0.718cm"/>
    </style:style>
    <style:style style:name="Table2.F" style:family="table-column">
      <style:table-column-properties style:column-width="1.487cm"/>
    </style:style>
    <style:style style:name="Table2.G" style:family="table-column">
      <style:table-column-properties style:column-width="0.249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0.577cm"/>
    </style:style>
    <style:style style:name="Table2.J" style:family="table-column">
      <style:table-column-properties style:column-width="1.254cm"/>
    </style:style>
    <style:style style:name="Table2.K" style:family="table-column">
      <style:table-column-properties style:column-width="1.829cm"/>
    </style:style>
    <style:style style:name="Table2.L" style:family="table-column">
      <style:table-column-properties style:column-width="0.566cm"/>
    </style:style>
    <style:style style:name="Table2.M" style:family="table-column">
      <style:table-column-properties style:column-width="3.101cm"/>
    </style:style>
    <style:style style:name="Table2.1" style:family="table-row">
      <style:table-row-properties style:min-row-height="0.887cm" style:use-optimal-row-height="false"/>
    </style:style>
    <style:style style:name="Table2.A1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2.25pt solid #000000" fo:border-bottom="0.25pt solid #000000" style:writing-mode="lr-tb"/>
    </style:style>
    <style:style style:name="Table2.B1" style:family="table-cell">
      <style:table-cell-properties fo:padding-left="0.049cm" fo:padding-right="0.049cm" fo:padding-top="0cm" fo:padding-bottom="0cm" fo:border-left="0.25pt solid #000000" fo:border-right="0.25pt solid #000000" fo:border-top="2.25pt solid #000000" fo:border-bottom="0.25pt solid #000000" style:writing-mode="lr-tb"/>
    </style:style>
    <style:style style:name="Table2.E1" style:family="table-cell">
      <style:table-cell-properties fo:padding-left="0.049cm" fo:padding-right="0.049cm" fo:padding-top="0cm" fo:padding-bottom="0cm" fo:border-left="0.25pt solid #000000" fo:border-right="0.25pt solid #000000" fo:border-top="2.25pt solid #000000" fo:border-bottom="0.25pt solid #000000" style:writing-mode="lr-tb"/>
    </style:style>
    <style:style style:name="Table2.G1" style:family="table-cell">
      <style:table-cell-properties fo:padding-left="0.049cm" fo:padding-right="0.049cm" fo:padding-top="0cm" fo:padding-bottom="0cm" fo:border-left="0.25pt solid #000000" fo:border-right="0.5pt solid #000000" fo:border-top="2.25pt solid #000000" fo:border-bottom="0.25pt solid #000000" style:writing-mode="lr-tb"/>
    </style:style>
    <style:style style:name="Table2.K1" style:family="table-cell">
      <style:table-cell-properties fo:padding-left="0.049cm" fo:padding-right="0.049cm" fo:padding-top="0cm" fo:padding-bottom="0cm" fo:border-left="0.5pt solid #000000" fo:border-right="none" fo:border-top="2.25pt solid #000000" fo:border-bottom="0.25pt solid #000000" style:writing-mode="lr-tb"/>
    </style:style>
    <style:style style:name="Table2.M1" style:family="table-cell">
      <style:table-cell-properties fo:padding-left="0.049cm" fo:padding-right="0.049cm" fo:padding-top="0cm" fo:padding-bottom="0cm" fo:border-left="0.5pt solid #000000" fo:border-right="2.25pt solid #000000" fo:border-top="2.25pt solid #000000" fo:border-bottom="0.25pt solid #000000" style:writing-mode="lr-tb"/>
    </style:style>
    <style:style style:name="Table2.2" style:family="table-row">
      <style:table-row-properties style:min-row-height="0.889cm" style:use-optimal-row-height="false"/>
    </style:style>
    <style:style style:name="Table2.A2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25pt solid #000000" fo:border-bottom="2.25pt solid #000000" style:writing-mode="lr-tb"/>
    </style:style>
    <style:style style:name="Table2.B2" style:family="table-cell">
      <style:table-cell-properties fo:padding-left="0.049cm" fo:padding-right="0.049cm" fo:padding-top="0cm" fo:padding-bottom="0cm" fo:border-left="0.25pt solid #000000" fo:border-right="2.25pt solid #000000" fo:border-top="0.25pt solid #000000" fo:border-bottom="0.25pt solid #000000" style:writing-mode="lr-tb"/>
    </style:style>
    <style:style style:name="Table2.3" style:family="table-row">
      <style:table-row-properties style:row-height="0.101cm" style:use-optimal-row-height="false"/>
    </style:style>
    <style:style style:name="Table2.A3" style:family="table-cell">
      <style:table-cell-properties style:vertical-align="middle" fo:padding-left="0.049cm" fo:padding-right="0.049cm" fo:padding-top="0cm" fo:padding-bottom="0cm" fo:border-left="none" fo:border-right="none" fo:border-top="2.25pt solid #000000" fo:border-bottom="none" style:writing-mode="lr-tb"/>
    </style:style>
    <style:style style:name="Table2.4" style:family="table-row">
      <style:table-row-properties style:min-row-height="0.764cm" style:use-optimal-row-height="false"/>
    </style:style>
    <style:style style:name="Table2.B4" style:family="table-cell">
      <style:table-cell-properties fo:padding-left="0.049cm" fo:padding-right="0.049cm" fo:padding-top="0cm" fo:padding-bottom="0cm" fo:border-left="none" fo:border-right="2.25pt solid #000000" fo:border-top="2.25pt solid #000000" fo:border-bottom="0.25pt solid #000000" style:writing-mode="lr-tb"/>
    </style:style>
    <style:style style:name="Table2.5" style:family="table-row">
      <style:table-row-properties style:min-row-height="0.799cm" style:use-optimal-row-height="false"/>
    </style:style>
    <style:style style:name="Table2.A5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5pt solid #000000" fo:border-bottom="0.5pt solid #000000" style:writing-mode="lr-tb"/>
    </style:style>
    <style:style style:name="Table2.B5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6" style:family="table-row">
      <style:table-row-properties style:min-row-height="0.854cm" style:use-optimal-row-height="false"/>
    </style:style>
    <style:style style:name="Table2.B6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7" style:family="table-row">
      <style:table-row-properties style:min-row-height="2.422cm" style:use-optimal-row-height="false"/>
    </style:style>
    <style:style style:name="Table2.B7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8" style:family="table-row">
      <style:table-row-properties style:min-row-height="0.81cm" style:use-optimal-row-height="false"/>
    </style:style>
    <style:style style:name="Table2.A8" style:family="table-cell">
      <style:table-cell-properties fo:padding-left="0.049cm" fo:padding-right="0.049cm" fo:padding-top="0cm" fo:padding-bottom="0cm" fo:border-left="2.25pt solid #000000" fo:border-right="0.5pt solid #000000" fo:border-top="0.5pt solid #000000" fo:border-bottom="0.5pt solid #000000" style:writing-mode="lr-tb"/>
    </style:style>
    <style:style style:name="Table2.D8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9" style:family="table-row">
      <style:table-row-properties style:min-row-height="0.836cm" style:use-optimal-row-height="false"/>
    </style:style>
    <style:style style:name="Table2.A9" style:family="table-cell">
      <style:table-cell-properties fo:padding-left="0.049cm" fo:padding-right="0.049cm" fo:padding-top="0cm" fo:padding-bottom="0cm" fo:border-left="2.25pt solid #000000" fo:border-right="0.5pt solid #000000" fo:border-top="0.5pt solid #000000" fo:border-bottom="2.25pt solid #000000" style:writing-mode="lr-tb"/>
    </style:style>
    <style:style style:name="Table2.D9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2.25pt solid #000000" style:writing-mode="lr-tb"/>
    </style:style>
    <style:style style:name="Table2.A10" style:family="table-cell">
      <style:table-cell-properties style:vertical-align="middle" style:border-line-width-bottom="0.018cm 0.018cm 0.018cm" fo:padding-left="0.049cm" fo:padding-right="0.049cm" fo:padding-top="0cm" fo:padding-bottom="0cm" fo:border-left="none" fo:border-right="none" fo:border-top="2.25pt solid #000000" fo:border-bottom="1.5pt double #000000" style:writing-mode="lr-tb"/>
    </style:style>
    <style:style style:name="Table2.A11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2.25pt solid #000000" fo:border-bottom="0.5pt solid #000000" style:writing-mode="lr-tb"/>
    </style:style>
    <style:style style:name="Table2.B11" style:family="table-cell">
      <style:table-cell-properties fo:padding-left="0.049cm" fo:padding-right="0.049cm" fo:padding-top="0cm" fo:padding-bottom="0cm" fo:border-left="0.25pt solid #000000" fo:border-right="0.5pt solid #000000" fo:border-top="2.25pt solid #000000" fo:border-bottom="0.5pt solid #000000" style:writing-mode="lr-tb"/>
    </style:style>
    <style:style style:name="Table2.H11" style:family="table-cell">
      <style:table-cell-properties fo:padding-left="0.049cm" fo:padding-right="0.049cm" fo:padding-top="0cm" fo:padding-bottom="0cm" fo:border-left="0.5pt solid #000000" fo:border-right="0.25pt solid #000000" fo:border-top="2.25pt solid #000000" fo:border-bottom="0.5pt solid #000000" style:writing-mode="lr-tb"/>
    </style:style>
    <style:style style:name="Table2.J11" style:family="table-cell">
      <style:table-cell-properties fo:padding-left="0.049cm" fo:padding-right="0.049cm" fo:padding-top="0cm" fo:padding-bottom="0cm" fo:border-left="0.5pt solid #000000" fo:border-right="2.25pt solid #000000" fo:border-top="2.25pt solid #000000" fo:border-bottom="0.5pt solid #000000" style:writing-mode="lr-tb"/>
    </style:style>
    <style:style style:name="Table2.B12" style:family="table-cell">
      <style:table-cell-properties fo:padding-left="0.049cm" fo:padding-right="0.049cm" fo:padding-top="0cm" fo:padding-bottom="0cm" fo:border-left="0.25pt solid #000000" fo:border-right="0.5pt solid #000000" fo:border-top="0.5pt solid #000000" fo:border-bottom="0.5pt solid #000000" style:writing-mode="lr-tb"/>
    </style:style>
    <style:style style:name="Table2.H12" style:family="table-cell">
      <style:table-cell-properties fo:padding-left="0.049cm" fo:padding-right="0.049cm" fo:padding-top="0cm" fo:padding-bottom="0cm" fo:border-left="0.5pt solid #000000" fo:border-right="0.25pt solid #000000" fo:border-top="0.5pt solid #000000" fo:border-bottom="0.5pt solid #000000" style:writing-mode="lr-tb"/>
    </style:style>
    <style:style style:name="Table2.J12" style:family="table-cell">
      <style:table-cell-properties fo:padding-left="0.049cm" fo:padding-right="0.049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2.13" style:family="table-row">
      <style:table-row-properties style:min-row-height="1.565cm" style:use-optimal-row-height="false"/>
    </style:style>
    <style:style style:name="Table2.B13" style:family="table-cell">
      <style:table-cell-properties fo:padding-left="0.049cm" fo:padding-right="0.049cm" fo:padding-top="0cm" fo:padding-bottom="0cm" fo:border-left="0.25pt solid #000000" fo:border-right="2.25pt solid #000000" fo:border-top="none" fo:border-bottom="0.5pt solid #000000" style:writing-mode="lr-tb"/>
    </style:style>
    <style:style style:name="Table2.14" style:family="table-row">
      <style:table-row-properties style:min-row-height="2.11cm" style:use-optimal-row-height="false"/>
    </style:style>
    <style:style style:name="Table2.B14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5" style:family="table-row">
      <style:table-row-properties style:min-row-height="1.94cm" style:use-optimal-row-height="false"/>
    </style:style>
    <style:style style:name="Table2.B15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6" style:family="table-row">
      <style:table-row-properties style:min-row-height="1.431cm" style:use-optimal-row-height="false"/>
    </style:style>
    <style:style style:name="Table2.B16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7" style:family="table-row">
      <style:table-row-properties style:row-height="1cm" style:use-optimal-row-height="false"/>
    </style:style>
    <style:style style:name="Table2.A17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5pt solid #000000" fo:border-bottom="2.25pt solid #000000" style:writing-mode="lr-tb"/>
    </style:style>
    <style:style style:name="Table2.B17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2.25pt solid #000000" style:writing-mode="lr-tb"/>
    </style:style>
    <style:style style:name="Table2.18" style:family="table-row">
      <style:table-row-properties style:min-row-height="0.796cm" style:use-optimal-row-height="false"/>
    </style:style>
    <style:style style:name="Table2.A18" style:family="table-cell">
      <style:table-cell-properties style:vertical-align="middle" fo:padding-left="0.049cm" fo:padding-right="0.049cm" fo:padding-top="0cm" fo:padding-bottom="0cm" fo:border-left="2.25pt solid #000000" fo:border-right="0.5pt solid #000000" fo:border-top="2.25pt solid #000000" fo:border-bottom="0.5pt solid #000000" style:writing-mode="lr-tb"/>
    </style:style>
    <style:style style:name="Table2.C18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2.25pt solid #000000" fo:border-bottom="0.5pt solid #000000" style:writing-mode="lr-tb"/>
    </style:style>
    <style:style style:name="Table2.L18" style:family="table-cell">
      <style:table-cell-properties style:vertical-align="middle" fo:padding-left="0.049cm" fo:padding-right="0.049cm" fo:padding-top="0cm" fo:padding-bottom="0cm" fo:border-left="0.5pt solid #000000" fo:border-right="2.25pt solid #000000" fo:border-top="2.25pt solid #000000" fo:border-bottom="0.5pt solid #000000" style:writing-mode="lr-tb"/>
    </style:style>
    <style:style style:name="Table2.19" style:family="table-row">
      <style:table-row-properties style:min-row-height="0.907cm" style:use-optimal-row-height="false"/>
    </style:style>
    <style:style style:name="Table2.A19" style:family="table-cell">
      <style:table-cell-properties fo:padding-left="0.049cm" fo:padding-right="0.049cm" fo:padding-top="0cm" fo:padding-bottom="0cm" fo:border-left="2.25pt solid #000000" fo:border-right="0.5pt solid #000000" fo:border-top="0.5pt solid #000000" fo:border-bottom="2.25pt solid #000000" style:writing-mode="lr-tb"/>
    </style:style>
    <style:style style:name="Table2.C19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F19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I19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L19" style:family="table-cell">
      <style:table-cell-properties fo:padding-left="0.049cm" fo:padding-right="0.049cm" fo:padding-top="0cm" fo:padding-bottom="0cm" fo:border-left="0.5pt solid #000000" fo:border-right="2.25pt solid #000000" fo:border-top="0.5pt solid #000000" fo:border-bottom="2.25pt solid #000000" style:writing-mode="lr-tb"/>
    </style:style>
    <style:style style:name="P1" style:family="paragraph" style:parent-style-name="內文">
      <style:paragraph-properties fo:line-height="0.917cm" fo:text-align="center" style:justify-single-word="fals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2" style:family="paragraph" style:parent-style-name="內文">
      <style:paragraph-properties fo:text-align="center" style:justify-single-word="fals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3" style:family="paragraph" style:parent-style-name="內文">
      <style:paragraph-properties fo:margin-left="0cm" fo:margin-right="0cm" fo:line-height="0.776cm" fo:text-align="center" style:justify-single-word="false" fo:text-indent="0.247cm" style:auto-text-indent="fals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4" style:family="paragraph" style:parent-style-name="內文">
      <style:paragraph-properties fo:line-height="0.776cm" fo:text-align="center" style:justify-single-word="false">
        <style:tab-stops>
          <style:tab-stop style:position="14.266cm"/>
        </style:tab-stops>
      </style:paragraph-properties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5" style:family="paragraph" style:parent-style-name="內文">
      <style:paragraph-properties fo:line-height="1.129cm" fo:text-align="center" style:justify-single-word="fals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6" style:family="paragraph" style:parent-style-name="內文">
      <style:paragraph-properties fo:line-height="0.423cm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7" style:family="paragraph" style:parent-style-name="內文">
      <loext:graphic-properties draw:fill-gradient-name="gradient" draw:fill-hatch-name="hatch"/>
      <style:paragraph-properties fo:margin-top="0.201cm" fo:margin-bottom="0.201cm" style:contextual-spacing="false" fo:line-height="0.423cm" fo:text-align="center" style:justify-single-word="false" style:vertical-align="middl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8" style:family="paragraph" style:parent-style-name="內文">
      <style:paragraph-properties fo:margin-left="0cm" fo:margin-right="0cm" fo:line-height="0.917cm" fo:text-align="center" style:justify-single-word="false" fo:text-indent="0.141cm" style:auto-text-indent="false"/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9" style:family="paragraph" style:parent-style-name="內文">
      <style:paragraph-properties fo:margin-left="0cm" fo:margin-right="0cm" fo:text-align="center" style:justify-single-word="false" fo:text-indent="0.141cm" style:auto-text-indent="false"/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0" style:family="paragraph" style:parent-style-name="內文">
      <style:paragraph-properties fo:margin-left="0.455cm" fo:margin-right="0cm" fo:text-align="center" style:justify-single-word="false" fo:text-indent="0cm" style:auto-text-indent="false">
        <style:tab-stops/>
      </style:paragraph-properties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1" style:family="paragraph" style:parent-style-name="內文">
      <style:paragraph-properties fo:text-align="center" style:justify-single-word="false"/>
      <style:text-properties style:font-name="華康中圓體(P)" fo:font-size="13pt" fo:font-weight="bold" style:font-name-asian="華康中圓體(P)" style:font-size-asian="13pt" style:font-weight-asian="bold" style:font-size-complex="13pt"/>
    </style:style>
    <style:style style:name="P12" style:family="paragraph" style:parent-style-name="內文">
      <style:text-properties style:font-name="華康中圓體(P)" fo:font-weight="bold" style:font-name-asian="華康中圓體(P)" style:font-weight-asian="bold" style:font-size-complex="12pt"/>
    </style:style>
    <style:style style:name="P13" style:family="paragraph" style:parent-style-name="內文">
      <style:text-properties style:font-name="華康中圓體(P)" fo:font-size="6.84999990463257pt" fo:font-weight="bold" style:font-name-asian="華康中圓體(P)" style:font-size-asian="6pt" style:font-weight-asian="bold" style:font-size-complex="6.84999990463257pt"/>
    </style:style>
    <style:style style:name="P14" style:family="paragraph" style:parent-style-name="內文">
      <style:paragraph-properties fo:line-height="0.917cm"/>
      <style:text-properties style:font-name="華康中圓體(P)" fo:font-size="12pt" fo:font-weight="bold" officeooo:rsid="00209e08" style:font-name-asian="黑體-繁" style:font-size-asian="12pt" style:font-weight-asian="bold" style:font-size-complex="12pt"/>
    </style:style>
    <style:style style:name="P15" style:family="paragraph" style:parent-style-name="內文">
      <style:paragraph-properties fo:line-height="0.917cm"/>
      <style:text-properties style:font-name="華康中圓體(P)" fo:font-size="12pt" fo:font-weight="bold" style:font-name-asian="黑體-繁" style:font-size-asian="12pt" style:font-weight-asian="bold" style:font-size-complex="12pt"/>
    </style:style>
    <style:style style:name="P16" style:family="paragraph" style:parent-style-name="內文">
      <style:paragraph-properties fo:line-height="0.776cm">
        <style:tab-stops>
          <style:tab-stop style:position="14.266cm"/>
        </style:tab-stops>
      </style:paragraph-properties>
      <style:text-properties style:font-name="華康中圓體(P)" fo:font-size="12pt" fo:font-weight="bold" style:font-name-asian="黑體-繁" style:font-size-asian="12pt" style:font-weight-asian="bold" style:font-size-complex="12pt"/>
    </style:style>
    <style:style style:name="P17" style:family="paragraph" style:parent-style-name="內文">
      <loext:graphic-properties draw:fill-hatch-name="hatch"/>
      <style:paragraph-properties style:line-spacing="0cm" fo:orphans="2" fo:widows="2"/>
      <style:text-properties style:font-name="華康中圓體(P)" fo:font-size="12pt" fo:font-weight="bold" style:font-name-asian="黑體-繁" style:font-size-asian="12pt" style:font-weight-asian="bold" style:font-size-complex="12pt"/>
    </style:style>
    <style:style style:name="P18" style:family="paragraph" style:parent-style-name="內文">
      <loext:graphic-properties draw:fill-hatch-name="hatch"/>
      <style:paragraph-properties style:line-spacing="0cm" fo:orphans="2" fo:widows="2"/>
      <style:text-properties style:font-name="華康中圓體(P)" fo:font-size="12pt" fo:font-weight="bold" officeooo:paragraph-rsid="00325dff" style:font-name-asian="黑體-繁" style:font-size-asian="12pt" style:font-weight-asian="bold" style:font-size-complex="12pt"/>
    </style:style>
    <style:style style:name="P19" style:family="paragraph" style:parent-style-name="內文">
      <loext:graphic-properties draw:fill-hatch-name="hatch"/>
      <style:paragraph-properties style:line-spacing="0cm"/>
      <style:text-properties style:font-name="華康中圓體(P)" fo:font-size="12pt" fo:font-weight="bold" style:font-name-asian="黑體-繁" style:font-size-asian="12pt" style:font-weight-asian="bold" style:font-size-complex="12pt"/>
    </style:style>
    <style:style style:name="P20" style:family="paragraph" style:parent-style-name="內文">
      <loext:graphic-properties draw:fill-hatch-name="hatch"/>
      <style:paragraph-properties style:line-spacing="0cm"/>
      <style:text-properties style:font-name="華康中圓體(P)" fo:font-size="10pt" fo:font-weight="bold" style:font-name-asian="華康中圓體(P)" style:font-size-asian="10pt" style:font-weight-asian="bold" style:font-size-complex="10pt"/>
    </style:style>
    <style:style style:name="P21" style:family="paragraph" style:parent-style-name="內文">
      <style:paragraph-properties fo:line-height="0.917cm"/>
      <style:text-properties style:font-name="華康中圓體(P)" fo:font-size="10.5pt" fo:font-weight="bold" style:font-name-asian="黑體-繁" style:font-size-asian="10.5pt" style:font-weight-asian="bold" style:font-size-complex="10.5pt"/>
    </style:style>
    <style:style style:name="P22" style:family="paragraph" style:parent-style-name="Preformatted_20_Text">
      <style:paragraph-properties fo:line-height="0.049cm"/>
      <style:text-properties fo:font-size="6pt" officeooo:rsid="001b690a" officeooo:paragraph-rsid="001b690a" style:font-size-asian="4pt" style:font-size-complex="10pt"/>
    </style:style>
    <style:style style:name="P23" style:family="paragraph" style:parent-style-name="Table_20_Contents">
      <loext:graphic-properties draw:fill-gradient-name="gradient" draw:fill-hatch-name="hatch"/>
      <style:paragraph-properties style:line-spacing="0.018cm" fo:hyphenation-ladder-count="no-limit" style:register-true="false">
        <style:tab-stops/>
      </style:paragraph-properties>
      <style:text-properties style:font-name="華康中黑體" fo:font-size="22pt" style:font-name-asian="華康中黑體" style:font-size-asian="22pt" style:font-size-complex="22pt" fo:hyphenate="true" fo:hyphenation-remain-char-count="1" fo:hyphenation-push-char-count="1" loext:hyphenation-no-caps="false"/>
    </style:style>
    <style:style style:name="P24" style:family="paragraph" style:parent-style-name="內文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.247cm" style:auto-text-indent="false" style:vertical-align="middle"/>
      <style:text-properties style:font-name="華康中黑體" fo:font-size="14pt" officeooo:paragraph-rsid="001b690a" style:font-name-asian="華康中黑體" style:font-size-asian="14pt" style:font-size-complex="14pt"/>
    </style:style>
    <style:style style:name="P25" style:family="paragraph" style:parent-style-name="內文">
      <loext:graphic-properties draw:fill-gradient-name="gradient" draw:fill-hatch-name="hatch"/>
      <style:paragraph-properties fo:margin-top="0cm" fo:margin-bottom="0cm" style:contextual-spacing="false" fo:text-align="center" style:justify-single-word="false" style:vertical-align="top"/>
      <style:text-properties style:font-name="華康中黑體" fo:font-size="20pt" fo:font-weight="bold" officeooo:paragraph-rsid="001b690a" style:font-name-asian="華康中黑體" style:font-size-asian="20pt" style:font-weight-asian="bold" style:font-size-complex="20pt"/>
    </style:style>
    <style:style style:name="P26" style:family="paragraph" style:parent-style-name="內文">
      <style:paragraph-properties fo:line-height="0.917cm"/>
    </style:style>
    <style:style style:name="P27" style:family="paragraph" style:parent-style-name="內文">
      <loext:graphic-properties draw:fill-gradient-name="gradient" draw:fill-hatch-name="hatch"/>
      <style:paragraph-properties fo:margin-left="0cm" fo:margin-right="0cm" fo:line-height="0.564cm" fo:text-indent="0.229cm" style:auto-text-indent="false" style:vertical-align="middle"/>
      <style:text-properties fo:font-size="13pt" officeooo:paragraph-rsid="001b690a" style:font-name-asian="華康中黑體" style:font-size-asian="13pt" style:font-size-complex="13pt"/>
    </style:style>
    <style:style style:name="P28" style:family="paragraph" style:parent-style-name="內文">
      <loext:graphic-properties draw:fill-gradient-name="gradient" draw:fill-hatch-name="hatch"/>
      <style:paragraph-properties fo:margin-left="0cm" fo:margin-right="0cm" fo:margin-top="0.101cm" fo:margin-bottom="0.101cm" style:contextual-spacing="false" fo:line-height="0.564cm" fo:text-align="start" style:justify-single-word="false" fo:text-indent="0cm" style:auto-text-indent="false" style:vertical-align="middle"/>
      <style:text-properties officeooo:paragraph-rsid="001b690a"/>
    </style:style>
    <style:style style:name="P29" style:family="paragraph" style:parent-style-name="內文">
      <style:paragraph-properties fo:line-height="0.776cm" fo:text-align="start" style:justify-single-word="false">
        <style:tab-stops>
          <style:tab-stop style:position="14.266cm"/>
        </style:tab-stops>
      </style:paragraph-properties>
    </style:style>
    <style:style style:name="P30" style:family="paragraph" style:parent-style-name="內文" style:master-page-name="MP0">
      <loext:graphic-properties draw:fill-gradient-name="gradient" draw:fill-hatch-name="hatch"/>
      <style:paragraph-properties fo:margin-top="0cm" fo:margin-bottom="0cm" style:contextual-spacing="false" style:line-spacing="0.035cm" style:page-number="auto"/>
      <style:text-properties style:font-name="華康中黑體" fo:font-size="6.84999990463257pt" fo:font-weight="bold" style:font-name-asian="華康中黑體" style:font-size-asian="6pt" style:font-weight-asian="bold" style:font-size-complex="6.84999990463257pt"/>
    </style:style>
    <style:style style:name="P31" style:family="paragraph" style:parent-style-name="內文">
      <style:paragraph-properties fo:line-height="0.917cm" fo:text-align="start" style:justify-single-word="false"/>
      <style:text-properties style:font-name="華康中圓體(P)" fo:font-size="14pt" fo:font-weight="bold" officeooo:paragraph-rsid="002f2079" style:font-name-asian="華康中圓體(P)" style:font-size-asian="14pt" style:font-weight-asian="bold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loext:opacity="100%" style:font-name="華康中圓體(P)" fo:font-size="12pt" fo:font-weight="bold" style:font-name-asian="黑體-繁" style:font-size-asian="12pt" style:font-weight-asian="bold" style:font-size-complex="12pt"/>
    </style:style>
    <style:style style:name="T3" style:family="text">
      <style:text-properties officeooo:rsid="002f20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簡述" text:name="py3o.o.bf_name"/>
        <text:user-field-decl office:value-type="string" office:string-value="重要等級" text:name="py3o.o.priority_tag"/>
        <text:user-field-decl office:value-type="string" office:string-value="簡述" text:name="py3o.o.bf_description"/>
        <text:user-field-decl office:value-type="string" office:string-value="客戶" text:name="py3o.o.bf_partner_id.parent_id.name"/>
        <text:user-field-decl office:value-type="string" office:string-value="產品名稱" text:name="py3o.o.bf_prod_id.default_code"/>
        <text:user-field-decl office:value-type="string" office:string-value="材質規格" text:name="py3o.o.bf_prod_spec"/>
        <text:user-field-decl office:value-type="string" office:string-value="異常內容" text:name="py3o.o.bf_alert_desc"/>
        <text:user-field-decl office:value-type="string" office:string-value="所屬部門" text:name="py3o.o.bf_operation_dept"/>
        <text:user-field-decl office:value-type="string" office:string-value="作業人員" text:name="py3o.o.bf_operation_man.name"/>
        <text:user-field-decl office:value-type="string" office:string-value="部門主管" text:name="py3o.o.bf_op_management.bf_name"/>
        <text:user-field-decl office:value-type="string" office:string-value="操作機台" text:name="py3o.o.bf_operation_equip.bf_name"/>
        <text:user-field-decl office:value-type="string" office:string-value="原因分析" text:name="py3o.o.bf_alert_reason"/>
        <text:user-field-decl office:value-type="string" office:string-value="改善結果" text:name="py3o.o.bf_improve_strategy"/>
        <text:user-field-decl office:value-type="string" office:string-value="主管說明" text:name="py3o.o.bf_management_desc"/>
        <text:user-field-decl office:value-type="string" office:string-value="異常數量處理方式" text:name="py3o.o.bf_alert_num_desc"/>
        <text:user-field-decl office:value-type="string" office:string-value="庫存數量處理方式" text:name="py3o.o.bf_stock_num_desc"/>
        <text:user-field-decl office:value-type="string" office:string-value="單號" text:name="py3o.o.bf_number"/>
        <text:user-field-decl office:value-type="string" office:string-value="客戶" text:name="py3o.o.bf_partner_id.bf_name"/>
        <text:user-field-decl office:value-type="string" office:string-value="異常日期" text:name="py3o.o.bf_cdate"/>
        <text:user-field-decl office:value-type="string" office:string-value="異常日期" text:name="py3o.o.bf_cus_alert_date"/>
        <text:user-field-decl office:value-type="string" office:string-value="所屬部門" text:name="py3o.o.bf_operation_dept1"/>
        <text:user-field-decl office:value-type="string" office:string-value="作業人員" text:name="py3o.o.bf_operation_man1"/>
        <text:user-field-decl office:value-type="string" office:string-value="部門主管" text:name="py3o.o.bf_op_management1"/>
        <text:user-field-decl office:value-type="string" office:string-value="客戶" text:name="py3o.o.bf_cus_alert_man"/>
        <text:user-field-decl office:value-type="string" office:string-value="改善對策" text:name="py3o.o.bf_improve_plan"/>
      </text:user-field-decls>
      <text:p text:style-name="P3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rows-spanned="3" office:value-type="string">
            <text:p text:style-name="P23"/>
            <text:p text:style-name="P25">品質異常處理單-內部</text:p>
          </table:table-cell>
          <table:table-cell table:style-name="Table3.B1" office:value-type="string">
            <text:p text:style-name="P24">精 宏 機 械 股 份 有 限 公 司</text:p>
          </table:table-cell>
        </table:table-row>
        <table:table-row table:style-name="Table3.1">
          <table:covered-table-cell table:style-name="Table3.A1"/>
          <table:table-cell table:style-name="Table3.B2" office:value-type="string">
            <text:p text:style-name="P27">TEL:03-475-7712 <text:s text:c="3"/>FAX:03-475-7701</text:p>
          </table:table-cell>
        </table:table-row>
        <table:table-row table:style-name="Table3.1">
          <table:covered-table-cell table:style-name="Table3.A1"/>
          <table:table-cell table:style-name="Table3.B2" office:value-type="string">
            <text:p text:style-name="P28"><text:span text:style-name="預設段落字型"><text:span text:style-name="T1"><text:s/>E-mail: jinhong.mach@msa.hinet.net</text:span></text:span></text:p>
          </table:table-cell>
        </table:table-row>
      </table:table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row table:style-name="Table2.1">
          <table:table-cell table:style-name="Table2.A1" office:value-type="string">
            <text:p text:style-name="P1">異常單號</text:p>
          </table:table-cell>
          <table:table-cell table:style-name="Table2.B1" table:number-columns-spanned="3" office:value-type="string">
            <text:p text:style-name="P14"><text:user-field-get text:name="py3o.o.bf_number">單號</text:user-field-get></text:p>
          </table:table-cell>
          <table:covered-table-cell/>
          <table:covered-table-cell/>
          <table:table-cell table:style-name="Table2.E1" table:number-columns-spanned="2" office:value-type="string">
            <text:p text:style-name="P1">異常日期</text:p>
          </table:table-cell>
          <table:covered-table-cell/>
          <table:table-cell table:style-name="Table2.G1" table:number-columns-spanned="4" office:value-type="string">
            <text:p text:style-name="P21"><text:user-field-get text:name="py3o.o.bf_cus_alert_date">異常日期</text:user-field-get></text:p>
          </table:table-cell>
          <table:covered-table-cell/>
          <table:covered-table-cell/>
          <table:covered-table-cell/>
          <table:table-cell table:style-name="Table2.K1" table:number-columns-spanned="2" office:value-type="string">
            <text:p text:style-name="P1">重要等級</text:p>
          </table:table-cell>
          <table:covered-table-cell/>
          <table:table-cell table:style-name="Table2.M1" office:value-type="string">
            <text:p text:style-name="P26"><text:user-field-get text:name="py3o.o.priority_tag">重要等級</text:user-field-get></text:p>
          </table:table-cell>
        </table:table-row>
        <table:table-row table:style-name="Table2.2">
          <table:table-cell table:style-name="Table2.A2" office:value-type="string">
            <text:p text:style-name="P1">簡 <text:s text:c="3"/>述</text:p>
          </table:table-cell>
          <table:table-cell table:style-name="Table2.B2" table:number-columns-spanned="12" office:value-type="string">
            <text:p text:style-name="P15"><text:user-field-get text:name="py3o.o.bf_name">簡述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table:number-columns-spanned="13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">所屬客戶</text:p>
          </table:table-cell>
          <table:table-cell table:style-name="Table2.B4" table:number-columns-spanned="12" office:value-type="string">
            <text:p text:style-name="P15"><text:user-field-get text:name="py3o.o.bf_partner_id.bf_name">客戶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5" office:value-type="string">
            <text:p text:style-name="P1">產品名稱</text:p>
          </table:table-cell>
          <table:table-cell table:style-name="Table2.B5" table:number-columns-spanned="12" office:value-type="string">
            <text:p text:style-name="P15"><text:user-field-get text:name="py3o.o.bf_prod_id.default_code">產品名稱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5" office:value-type="string">
            <text:p text:style-name="P1">材質規格</text:p>
          </table:table-cell>
          <table:table-cell table:style-name="Table2.B6" table:number-columns-spanned="12" office:value-type="string">
            <text:p text:style-name="P15"><text:user-field-get text:name="py3o.o.bf_prod_spec">材質規格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7">
          <table:table-cell table:style-name="Table2.A5" office:value-type="string">
            <text:p text:style-name="P9"/>
            <text:p text:style-name="P2">異常內容</text:p>
            <text:p text:style-name="P10"/>
          </table:table-cell>
          <table:table-cell table:style-name="Table2.B7" table:number-columns-spanned="12" office:value-type="string">
            <text:p text:style-name="P17"/>
            <text:p text:style-name="P17"><text:user-field-get text:name="py3o.o.bf_alert_desc">異常內容</text:user-field-get></text:p>
            <text:p text:style-name="P17"/>
            <text:p text:style-name="P17"/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8" table:number-columns-spanned="3" office:value-type="string">
            <text:p text:style-name="P31">異常數量<text:span text:style-name="T3">&amp;處理方式</text:span></text:p>
          </table:table-cell>
          <table:covered-table-cell/>
          <table:covered-table-cell/>
          <table:table-cell table:style-name="Table2.D8" table:number-columns-spanned="10" office:value-type="string">
            <text:p text:style-name="P15"><text:user-field-get text:name="py3o.o.bf_alert_num_desc">異常數量處理方式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9" table:number-columns-spanned="3" office:value-type="string">
            <text:p text:style-name="P31">庫存數量<text:span text:style-name="T3">&amp;處理方式</text:span></text:p>
          </table:table-cell>
          <table:covered-table-cell/>
          <table:covered-table-cell/>
          <table:table-cell table:style-name="Table2.D9" table:number-columns-spanned="10" office:value-type="string">
            <text:p text:style-name="P15"><text:user-field-get text:name="py3o.o.bf_stock_num_desc">庫存數量處理方式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0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11" office:value-type="string">
            <text:p text:style-name="P4">所屬部門</text:p>
          </table:table-cell>
          <table:table-cell table:style-name="Table2.B11" table:number-columns-spanned="6" office:value-type="string">
            <text:p text:style-name="P29"><text:span text:style-name="預設段落字型"><text:span text:style-name="T2"><text:user-field-get text:name="py3o.o.bf_operation_dept1">所屬部門</text:user-field-get>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H11" table:number-columns-spanned="2" office:value-type="string">
            <text:p text:style-name="P4">作業人員</text:p>
          </table:table-cell>
          <table:covered-table-cell/>
          <table:table-cell table:style-name="Table2.J11" table:number-columns-spanned="4" office:value-type="string">
            <text:p text:style-name="P16"><text:user-field-get text:name="py3o.o.bf_operation_man1">作業人員</text:user-field-get></text:p>
          </table:table-cell>
          <table:covered-table-cell/>
          <table:covered-table-cell/>
          <table:covered-table-cell/>
        </table:table-row>
        <table:table-row table:style-name="Table2.9">
          <table:table-cell table:style-name="Table2.A5" office:value-type="string">
            <text:p text:style-name="P4">操作機台</text:p>
          </table:table-cell>
          <table:table-cell table:style-name="Table2.B12" table:number-columns-spanned="6" office:value-type="string">
            <text:p text:style-name="P16"><text:user-field-get text:name="py3o.o.bf_operation_equip.bf_name">操作機台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H12" table:number-columns-spanned="2" office:value-type="string">
            <text:p text:style-name="P4">部門主管</text:p>
          </table:table-cell>
          <table:covered-table-cell/>
          <table:table-cell table:style-name="Table2.J12" table:number-columns-spanned="4" office:value-type="string">
            <text:p text:style-name="P16"><text:user-field-get text:name="py3o.o.bf_op_management1">部門主管</text:user-field-get></text:p>
          </table:table-cell>
          <table:covered-table-cell/>
          <table:covered-table-cell/>
          <table:covered-table-cell/>
        </table:table-row>
        <table:table-row table:style-name="Table2.13">
          <table:table-cell table:style-name="Table2.A5" office:value-type="string">
            <text:p text:style-name="P5">原因分析</text:p>
          </table:table-cell>
          <table:table-cell table:style-name="Table2.B13" table:number-columns-spanned="12" office:value-type="string">
            <text:p text:style-name="P17"><text:user-field-get text:name="py3o.o.bf_alert_reason">原因分析</text:user-field-get><text:s text:c="3"/></text:p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4">
          <table:table-cell table:style-name="Table2.A5" office:value-type="string">
            <text:p text:style-name="P5">改善對策</text:p>
          </table:table-cell>
          <table:table-cell table:style-name="Table2.B14" table:number-columns-spanned="12" office:value-type="string">
            <text:p text:style-name="P18"><text:user-field-get text:name="py3o.o.bf_improve_plan">改善對策</text:user-field-get></text:p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5">
          <table:table-cell table:style-name="Table2.A5" office:value-type="string">
            <text:p text:style-name="P5">改善結果</text:p>
          </table:table-cell>
          <table:table-cell table:style-name="Table2.B15" table:number-columns-spanned="12" office:value-type="string">
            <text:p text:style-name="P17"><text:user-field-get text:name="py3o.o.bf_improve_strategy">改善結果</text:user-field-get></text:p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6">
          <table:table-cell table:style-name="Table2.A5" office:value-type="string">
            <text:p text:style-name="P5">主管說明</text:p>
          </table:table-cell>
          <table:table-cell table:style-name="Table2.B16" table:number-columns-spanned="12" office:value-type="string">
            <text:p text:style-name="P19"><text:user-field-get text:name="py3o.o.bf_management_desc">主管說明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7">
          <table:table-cell table:style-name="Table2.A17" office:value-type="string">
            <text:p text:style-name="P7">備 <text:s text:c="3"/>註</text:p>
          </table:table-cell>
          <table:table-cell table:style-name="Table2.B17" table:number-columns-spanned="12" office:value-type="string">
            <text:p text:style-name="P6"/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18" table:number-columns-spanned="2" office:value-type="string">
            <text:p text:style-name="P11">審核</text:p>
          </table:table-cell>
          <table:covered-table-cell/>
          <table:table-cell table:style-name="Table2.C18" table:number-columns-spanned="3" office:value-type="string">
            <text:p text:style-name="P11">複核</text:p>
          </table:table-cell>
          <table:covered-table-cell/>
          <table:covered-table-cell/>
          <table:table-cell table:style-name="Table2.C18" table:number-columns-spanned="3" office:value-type="string">
            <text:p text:style-name="P11">複核</text:p>
          </table:table-cell>
          <table:covered-table-cell/>
          <table:covered-table-cell/>
          <table:table-cell table:style-name="Table2.C18" table:number-columns-spanned="3" office:value-type="string">
            <text:p text:style-name="P11">經辦</text:p>
          </table:table-cell>
          <table:covered-table-cell/>
          <table:covered-table-cell/>
          <table:table-cell table:style-name="Table2.L18" table:number-columns-spanned="2" office:value-type="string">
            <text:p text:style-name="P11">填表</text:p>
          </table:table-cell>
          <table:covered-table-cell/>
        </table:table-row>
        <table:table-row table:style-name="Table2.19">
          <table:table-cell table:style-name="Table2.A19" table:number-columns-spanned="2" office:value-type="string">
            <text:p text:style-name="P12"/>
          </table:table-cell>
          <table:covered-table-cell/>
          <table:table-cell table:style-name="Table2.C19" table:number-columns-spanned="3" office:value-type="string">
            <text:p text:style-name="P12"/>
          </table:table-cell>
          <table:covered-table-cell/>
          <table:covered-table-cell/>
          <table:table-cell table:style-name="Table2.F19" table:number-columns-spanned="3" office:value-type="string">
            <text:p text:style-name="P12"/>
          </table:table-cell>
          <table:covered-table-cell/>
          <table:covered-table-cell/>
          <table:table-cell table:style-name="Table2.I19" table:number-columns-spanned="3" office:value-type="string">
            <text:p text:style-name="P12"/>
          </table:table-cell>
          <table:covered-table-cell/>
          <table:covered-table-cell/>
          <table:table-cell table:style-name="Table2.L19" table:number-columns-spanned="2" office:value-type="string">
            <text:p text:style-name="P12"/>
          </table:table-cell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華康中圓體(P)" svg:font-family="華康中圓體(P)" style:font-family-generic="swiss" style:font-pitch="variable"/>
    <style:font-face style:name="華康中黑體" svg:font-family="華康中黑體" style:font-family-generic="modern" style:font-pitch="fixed"/>
    <style:font-face style:name="黑體-繁" svg:font-family="黑體-繁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內文" style:family="paragraph">
      <style:paragraph-properties style:line-spacing="0.035cm" fo:orphans="0" fo:widows="0" fo:hyphenation-ladder-count="no-limit"/>
      <style:text-properties fo:hyphenate="false" loext:hyphenation-no-caps="false"/>
    </style:style>
    <style:style style:name="清單段落" style:family="paragraph" style:parent-style-name="內文">
      <style:paragraph-properties fo:margin-left="0.84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頁首" style:family="paragraph" style:parent-style-name="內文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/>
    </style:style>
    <style:style style:name="頁尾" style:family="paragraph" style:parent-style-name="內文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line-height="0cm"/>
      <style:text-properties style:font-name="Liberation Mono" fo:font-family="'Liberation Mono'" style:font-family-generic="modern" style:font-pitch="fixed" fo:font-size="6pt" style:font-name-asian="Liberation Mono" style:font-family-asian="'Liberation Mono'" style:font-family-generic-asian="modern" style:font-pitch-asian="fixed" style:font-size-asian="6pt" style:font-name-complex="Liberation Mono" style:font-family-complex="'Liberation Mono'" style:font-family-generic-complex="modern" style:font-pitch-complex="fixed" style:font-size-complex="10pt"/>
    </style:style>
    <style:style style:name="預設段落字型" style:family="text"/>
    <style:style style:name="頁首_20_字元" style:display-name="頁首 字元" style:family="text" style:parent-style-name="預設段落字型">
      <style:text-properties fo:font-size="10pt" style:font-size-asian="10pt" style:font-size-complex="10pt"/>
    </style:style>
    <style:style style:name="頁尾_20_字元" style:display-name="頁尾 字元" style:family="text" style:parent-style-name="預設段落字型">
      <style:text-properties fo:font-size="10pt" style:font-size-asian="10pt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37" style:layout-grid-base-height="0.706cm" style:layout-grid-ruby-height="0cm" style:layout-grid-mode="none" style:layout-grid-ruby-below="false" style:layout-grid-print="false" style:layout-grid-display="false" style:layout-grid-base-width="0.17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6.2$MacOSX_X86_64 LibreOffice_project/b0ec3a565991f7569a5a7f5d24fed7f52653d754</meta:generator>
    <meta:initial-creator>Administrator</meta:initial-creator>
    <meta:creation-date>2023-04-07T07:21:00Z</meta:creation-date>
    <dc:date>2023-06-09T10:09:28.502171493</dc:date>
    <meta:print-date>2023-03-28T02:58:00Z</meta:print-date>
    <meta:editing-cycles>28</meta:editing-cycles>
    <meta:editing-duration>PT1H38M48S</meta:editing-duration>
    <meta:document-statistic meta:table-count="2" meta:image-count="0" meta:object-count="0" meta:page-count="1" meta:paragraph-count="46" meta:word-count="190" meta:character-count="275" meta:non-whitespace-character-count="249"/>
    <meta:template xlink:type="simple" xlink:actuate="onRequest" xlink:title="" xlink:href="../內部-異常-1.odt/Normal"/>
  </office:meta>
</office:document-meta>
</file>